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4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4pt" fo:text-shadow="1pt 1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5" style:family="paragraph">
      <loext:graphic-properties draw:fill="none" draw:fill-color="#ffffff"/>
      <style:paragraph-properties fo:margin-left="0.318cm" fo:margin-right="0cm" fo:margin-top="0cm" fo:margin-bottom="0cm" fo:text-align="center" fo:text-indent="0cm" style:text-autospace="none"/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9" style:family="paragraph">
      <loext:graphic-properties draw:fill="none" draw:fill-color="#ffffff"/>
      <style:paragraph-properties fo:margin-left="0.318cm" fo:margin-right="0cm" fo:margin-top="0cm" fo:margin-bottom="0cm" fo:line-height="100%" fo:text-align="center" fo:text-indent="0cm" style:text-autospace="none"/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384cm" svg:height="3.063cm" svg:x="1.923cm" svg:y="0.915cm">
          <draw:text-box>
            <text:p text:style-name="P1"><text:span text:style-name="T1">Old Testament</text:span></text:p>
            <text:p text:style-name="P1"><text:span text:style-name="T2">Isaiah 25:6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384cm" svg:height="6.858cm" svg:x="1.967cm" svg:y="1.016cm">
          <draw:text-box>
            <text:p text:style-name="P4"><text:span text:style-name="T3">6</text:span><text:span text:style-name="T4">On this mountain the LORD of hosts will make for all peoples a feast of rich food, a feast of well-aged wine, of rich food full of marrow, of aged wine well refin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7" draw:layer="layout" svg:width="24.384cm" svg:height="5.334cm" svg:x="1.967cm" svg:y="1.016cm">
          <draw:text-box>
            <text:p text:style-name="P6"><text:span text:style-name="T3">7</text:span><text:span text:style-name="T4">And he will swallow up on this mountain the covering that is cast over all peoples, the veil that is spread over all n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7" draw:layer="layout" svg:width="24.384cm" svg:height="8.128cm" svg:x="1.778cm" svg:y="1.016cm">
          <draw:text-box>
            <text:p text:style-name="P8"><text:span text:style-name="T5">8</text:span><text:span text:style-name="T6">He will swallow up death forever; and the Lord GOD will wipe away tears from all faces, and the reproach of his people he will take away from all the earth, for the LORD has spok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ymn_25_20template" presentation:presentation-page-layout-name="AL1T0">
        <draw:frame draw:style-name="gr6" draw:text-style-name="P9" draw:layer="layout" svg:width="24.384cm" svg:height="7.874cm" svg:x="1.778cm" svg:y="1.016cm">
          <draw:text-box>
            <text:p text:style-name="P8"><text:span text:style-name="T7">9</text:span><text:span text:style-name="T8">It will be said on that day. “Behold, this is our God; we have waited for him, that he might save us. </text:span><text:span text:style-name="T6">This is the LORD; we have waited for him; let us be glad and rejoice in his salvatio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20:14:15.821000000</meta:creation-date>
    <dc:title>Hymn template</dc:title>
    <meta:editing-duration>PT12M48S</meta:editing-duration>
    <meta:editing-cycles>5</meta:editing-cycles>
    <meta:generator>LibreOffice/6.0.1.1$Windows_X86_64 LibreOffice_project/60bfb1526849283ce2491346ed2aa51c465abfe6</meta:generator>
    <meta:initial-creator>Arthur Hoch</meta:initial-creator>
    <dc:date>2018-03-29T13:29:36.704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4-10-09T20:14:13.559000000"/>
  </office:meta>
</office:document-meta>
</file>